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/home/spf310/Dropbox/Phd/PythonPolarization/Mole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piconj chelpg </text:p>
          </table:table-cell>
        </table:table-row>
        <table:table-row table:style-name="ro1">
          <table:table-cell office:value-type="string" calcext:value-type="string">
            <text:p>C8_BTBT_anion</text:p>
          </table:table-cell>
          <table:table-cell office:value-type="string" calcext:value-type="string">
            <text:p><text:s/>6-31+g* HF C8_BTBT_B3LYP_6-31gSTAR_w_opt_2013_11_12_anion</text:p>
          </table:table-cell>
          <table:table-cell office:value-type="string" calcext:value-type="string">
            <text:p><text:s/>#p HF/6-31+g* sp nosymm pop=chelpg polar ---------------------------------------- 1/38=1/1</text:p>
          </table:table-cell>
          <table:table-cell office:value-type="float" office:value="-0.853701" calcext:value-type="float">
            <text:p>-0.853701</text:p>
          </table:table-cell>
        </table:table-row>
        <table:table-row table:style-name="ro1">
          <table:table-cell office:value-type="string" calcext:value-type="string">
            <text:p>C8_BTBT_cation</text:p>
          </table:table-cell>
          <table:table-cell office:value-type="string" calcext:value-type="string">
            <text:p><text:s/>6-31+g* HF C8_BTBT_B3LYP_6-31gSTAR_w_opt_2013_11_12_cation</text:p>
          </table:table-cell>
          <table:table-cell office:value-type="string" calcext:value-type="string">
            <text:p><text:s/>#p HF/6-31+g* sp nosymm pop=chelpg polar ---------------------------------------- 1/38=1/1</text:p>
          </table:table-cell>
          <table:table-cell office:value-type="float" office:value="0.91478" calcext:value-type="float">
            <text:p>0.9147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/home/spf310/Dropbox/Phd/PythonPolarization/Molec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Pc chelpg </text:p>
          </table:table-cell>
        </table:table-row>
        <table:table-row table:style-name="ro1">
          <table:table-cell office:value-type="string" calcext:value-type="string">
            <text:p>TIPS-Pc_anion</text:p>
          </table:table-cell>
          <table:table-cell office:value-type="string" calcext:value-type="string">
            <text:p><text:s/>6-31+g* HF TIPS-Pc_anion_cifcoords_HF_6-31PLUSgSTAR</text:p>
          </table:table-cell>
          <table:table-cell office:value-type="string" calcext:value-type="string">
            <text:p><text:s/>#p HF/6-31+g* sp nosymm pop=chelpg polar ---------------------------------------- 1/38=1/1</text:p>
          </table:table-cell>
          <table:table-cell office:value-type="float" office:value="-0.76328" calcext:value-type="float">
            <text:p>-0.76328</text:p>
          </table:table-cell>
        </table:table-row>
        <table:table-row table:style-name="ro1">
          <table:table-cell office:value-type="string" calcext:value-type="string">
            <text:p>TIPS-Pc_cation</text:p>
          </table:table-cell>
          <table:table-cell office:value-type="string" calcext:value-type="string">
            <text:p><text:s/>6-31+g* HF TIPS-Pc_cation_cifcoords_HF_6-31PLUSgSTAR</text:p>
          </table:table-cell>
          <table:table-cell office:value-type="string" calcext:value-type="string">
            <text:p><text:s/>#p HF/6-31+g* sp nosymm pop=chelpg polar ---------------------------------------- 1/38=1/1</text:p>
          </table:table-cell>
          <table:table-cell office:value-type="float" office:value="1.003226" calcext:value-type="float">
            <text:p>1.003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10:34:15.672213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0:34:16.199841200</meta:creation-date>
    <meta:editing-duration>PT6H4M6S</meta:editing-duration>
    <meta:editing-cycles>2</meta:editing-cycles>
    <meta:generator>LibreOffice/4.2.2.1$Linux_X86_64 LibreOffice_project/420m0$Build-1</meta:generator>
    <dc:date>2014-04-08T17:03:45.019553678</dc:date>
    <meta:document-statistic meta:table-count="1" meta:cell-count="26" meta:object-count="0"/>
  </office:meta>
</office:document-meta>
</file>